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694in" style:rel-column-width="5575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9in" style:rel-column-width="218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611in" style:rel-column-width="5494*"/>
    </style:style>
    <style:style style:name="Table2.B" style:family="table-column">
      <style:table-column-properties style:column-width="3.9007in" style:rel-column-width="38193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ea063" officeooo:paragraph-rsid="000ea063"/>
    </style:style>
    <style:style style:name="P6" style:family="paragraph" style:parent-style-name="Table_20_Contents">
      <style:text-properties fo:font-size="13pt" style:font-size-asian="11.3500003814697pt" style:font-size-complex="13pt"/>
    </style:style>
    <style:style style:name="P7" style:family="paragraph" style:parent-style-name="Table_20_Contents">
      <style:text-properties fo:font-size="13pt" officeooo:rsid="00030202" officeooo:paragraph-rsid="00030202" style:font-size-asian="11.3500003814697pt" style:font-size-complex="13pt"/>
    </style:style>
    <style:style style:name="P8" style:family="paragraph" style:parent-style-name="Table_20_Contents">
      <style:text-properties fo:font-size="13pt" officeooo:rsid="00030202" officeooo:paragraph-rsid="000ea063" style:font-size-asian="11.3500003814697pt" style:font-size-complex="13pt"/>
    </style:style>
    <style:style style:name="P9" style:family="paragraph" style:parent-style-name="Table_20_Contents">
      <style:text-properties fo:font-size="13pt" officeooo:rsid="0004afa9" officeooo:paragraph-rsid="0004afa9" style:font-size-asian="11.3500003814697pt" style:font-size-complex="13pt"/>
    </style:style>
    <style:style style:name="P10" style:family="paragraph" style:parent-style-name="Table_20_Contents">
      <style:text-properties officeooo:rsid="00030202" officeooo:paragraph-rsid="00030202"/>
    </style:style>
    <style:style style:name="P11" style:family="paragraph" style:parent-style-name="Table_20_Contents">
      <style:text-properties officeooo:rsid="000ea063" officeooo:paragraph-rsid="000ea063"/>
    </style:style>
    <style:style style:name="P12" style:family="paragraph" style:parent-style-name="Standard">
      <style:text-properties officeooo:rsid="00030202"/>
    </style:style>
    <style:style style:name="P13" style:family="paragraph" style:parent-style-name="Standard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65651" officeooo:paragraph-rsid="0004afa9" style:font-size-asian="10.5pt" style:font-weight-asian="bold" style:font-size-complex="12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f532" style:font-weight-asian="normal" style:font-weight-complex="normal"/>
    </style:style>
    <style:style style:name="T4" style:family="text">
      <style:text-properties fo:font-weight="normal" officeooo:rsid="000ea063" style:font-weight-asian="normal" style:font-weight-complex="normal"/>
    </style:style>
    <style:style style:name="T5" style:family="text">
      <style:text-properties officeooo:rsid="000cf532"/>
    </style:style>
    <style:style style:name="T6" style:family="text">
      <style:text-properties officeooo:rsid="000ea063"/>
    </style:style>
    <style:style style:name="T7" style:family="text">
      <style:text-properties officeooo:rsid="000f5bd1"/>
    </style:style>
    <style:style style:name="T8" style:family="text">
      <style:text-properties officeooo:rsid="00108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5">Player Swalloved</text:span></text:p>
      <text:p text:style-name="P1"><text:span text:style-name="T1">Summary: </text:span><text:span text:style-name="T2"><text:s/></text:span><text:span text:style-name="T3">This happens when the player is swallo</text:span><text:span text:style-name="T4">w</text:span><text:span text:style-name="T3">ed by an enemy black hole.</text:span></text:p>
      <text:p text:style-name="P1"><text:span text:style-name="T1">Priority: </text:span><text:span text:style-name="T3">Medium</text:span></text:p>
      <text:p text:style-name="P1"><text:span text:style-name="T1">Extends: </text:span><text:span text:style-name="T2">-</text:span></text:p>
      <text:p text:style-name="P2">Includes: <text:span text:style-name="T7">UC Game Over</text:span></text:p>
      <text:p text:style-name="P1"><text:span text:style-name="T1">Participators:</text:span><text:span text:style-name="T2"> The player. </text:span><text:span text:style-name="T4">The enemy black hole. </text:span></text:p>
      <text:p text:style-name="P4">Normal flow of events</text:p>
      <text:p text:style-name="P5">The player hasn't yet run out of lives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Actor</text:p>
          </table:table-cell>
          <table:table-cell table:style-name="Table1.C1" office:value-type="string">
            <text:p text:style-name="P10">System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>The player is swallowed by the enemy black hole and consequently removed from the stage. “<text:span text:style-name="T8">player swallowed” sound effect is played. </text:span>A life is used up.The player is then respawned at some random, unoccupied space on the map.</text:p>
          </table:table-cell>
        </table:table-row>
      </table:table>
      <text:p text:style-name="P12"/>
      <text:p text:style-name="P13">Alternate flows</text:p>
      <text:p text:style-name="P14">Flow <text:span text:style-name="T6">1</text:span>.1 <text:span text:style-name="T6">The player has run out of lives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Actor</text:p>
          </table:table-cell>
          <table:table-cell table:style-name="Table2.C1" office:value-type="string">
            <text:p text:style-name="P7">System</text:p>
          </table:table-cell>
        </table:table-row>
        <table:table-row>
          <table:table-cell table:style-name="Table2.A2" office:value-type="string">
            <text:p text:style-name="P9">2.1.1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8"><text:s/><text:span text:style-name="T6">The player is swallowed by the enemy black hole and consequently removed from the stage. The rest is handled by UC Game over.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25T20:47:35</dc:date>
    <meta:editing-duration>PT8M56S</meta:editing-duration>
    <meta:editing-cycles>8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18" meta:word-count="122" meta:character-count="693" meta:non-whitespace-character-count="583"/>
  </office:meta>
</office:document-meta>
</file>